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7BC30185C3C3E02.png" manifest:media-type="image/png"/>
  <manifest:file-entry manifest:full-path="Pictures/10000200000000AB000000AB6F723210BF38C6D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f02b"/>
    </style:style>
    <style:style style:name="P2" style:family="paragraph" style:parent-style-name="Standard">
      <style:paragraph-properties fo:text-align="start" style:justify-single-word="false"/>
      <style:text-properties officeooo:rsid="00202a9f" officeooo:paragraph-rsid="0019f02b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9f02b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9f02b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9f02b"/>
    </style:style>
    <style:style style:name="P6" style:family="paragraph" style:parent-style-name="Standard">
      <style:paragraph-properties fo:text-align="start" style:justify-single-word="false"/>
      <style:text-properties officeooo:rsid="001d626e" officeooo:paragraph-rsid="0019f02b"/>
    </style:style>
    <style:style style:name="P7" style:family="paragraph" style:parent-style-name="Standard">
      <style:paragraph-properties fo:text-align="start" style:justify-single-word="false"/>
      <style:text-properties officeooo:paragraph-rsid="0019f02b"/>
    </style:style>
    <style:style style:name="P8" style:family="paragraph" style:parent-style-name="Standard">
      <style:paragraph-properties fo:text-align="start" style:justify-single-word="false"/>
      <style:text-properties officeooo:rsid="001afbdc" officeooo:paragraph-rsid="0019f02b"/>
    </style:style>
    <style:style style:name="P9" style:family="paragraph" style:parent-style-name="Standard">
      <style:paragraph-properties fo:text-align="start" style:justify-single-word="false"/>
      <style:text-properties officeooo:rsid="001b7424" officeooo:paragraph-rsid="0019f02b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9f02b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9f02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9f02b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9f02b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9f02b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fbdc" officeooo:paragraph-rsid="0019f02b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7424" officeooo:paragraph-rsid="0019f02b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02a9f" officeooo:paragraph-rsid="0019f02b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19f0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3621897350246172510" text:style-name="L1">
        <text:list-item>
          <text:p text:style-name="P10">A <text:span text:style-name="T5">8</text:span>-kg dog is running at a speed of 11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210238685788421" text:continue-numbering="true" text:style-name="L1">
        <text:list-item>
          <text:p text:style-name="P11">The Flash is running at a relatively leisurely (for him) speed of <text:s/><text:span text:style-name="T5">1</text:span>5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210238898649756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<text:span text:style-name="T5">6</text:span>5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210239293791431" text:continue-numbering="true" text:style-name="L1">
        <text:list-item>
          <text:p text:style-name="P13">A Meteorite is traveling at 1<text:span text:style-name="T5">5</text:span>000 m/s. <text:s/>If it has a kinetic energy of 6.25 x 10<text:span text:style-name="T1">7</text:span>, what is its speed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210238379038362" text:continue-numbering="true" text:style-name="L1">
        <text:list-item>
          <text:p text:style-name="P14"><text:s/>Sofia lifts a 5 kg bowling ball a height of 1 meter. <text:s/>She then exerts a horizontal force of 2<text:span text:style-name="T5">5</text:span>0 N on the bowling ball for a distance of 2.<text:span text:style-name="T5">1</text:span> meters. <text:s/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210239657950186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10238935783327" text:continue-numbering="true" text:style-name="L1">
        <text:list-item>
          <text:p text:style-name="P15"><text:soft-page-break/>A regulation basketball has a mass of 0.625 kg. <text:s/>If it has <text:span text:style-name="T5">3</text:span>5 J of energy, how fast is the basketball traveling?</text:p>
        </text:list-item>
      </text:list>
      <text:p text:style-name="P8"/>
      <text:p text:style-name="P8"/>
      <text:p text:style-name="P8"/>
      <text:p text:style-name="P8"/>
      <text:list xml:id="list210238995305839" text:continue-numbering="true" text:style-name="L1">
        <text:list-item>
          <text:p text:style-name="P16">A stick of dynamite delivers an energy of approximately 1 MJ. <text:s/>If a rock of mass <text:span text:style-name="T5">8</text:span>00 kg absorbs all the energy of the b<text:span text:style-name="T4">l</text:span>ast, how fast would it be going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10239901601746" text:continue-numbering="true" text:style-name="L1">
        <text:list-item>
          <text:p text:style-name="P17">A cement truck is coasting along a frictionless road. <text:s/>As the cement truck travels, a stream of cement is leaking out of the truck. </text:p>
          <text:list>
            <text:list-item>
              <text:p text:style-name="P17"><text:s/>Is the kinetic energy of the cement truck increasing, decreasing, or remaining the same? 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238943535451" text:continue-numbering="true" text:style-name="L1">
        <text:list-item>
          <text:list>
            <text:list-item>
              <text:p text:style-name="P17">Is the kinetic energy of the Cement-Mixer Cement-Stream system increasing, decreasing, or remaining the same? <text:s/>Explain your answer. <text:s/>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F723210BF38C6D8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57BC30185C3C3E02.png" xlink:type="simple" xlink:show="embed" xlink:actuate="onLoad"/></draw:frame> <text:s text:c="20"/>Name:<text:tab/><text:tab/><text:date style:data-style-name="N37" text:date-value="2016-08-29T21:02:38.300946210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0.868785605</meta:creation-date>
    <meta:editing-duration>PT37M47S</meta:editing-duration>
    <meta:editing-cycles>4</meta:editing-cycles>
    <meta:generator>LibreOffice/5.0.6.2$Linux_X86_64 LibreOffice_project/00$Build-2</meta:generator>
    <dc:date>2016-08-29T21:02:38.272933321</dc:date>
    <meta:document-statistic meta:table-count="0" meta:image-count="2" meta:object-count="0" meta:page-count="2" meta:paragraph-count="15" meta:word-count="365" meta:character-count="1957" meta:non-whitespace-character-count="1561"/>
  </office:meta>
</office:document-meta>
</file>